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4.782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1.05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  <table:table-cell office:value-type="string" calcext:value-type="string">
            <text:p>Anim-ggb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2" table:number-columns-repeated="8"/>
          <table:table-cell table:style-name="Default"/>
        </table:table-row>
        <table:table-row table:style-name="ro1">
          <table:table-cell table:style-name="ce2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7" table:default-cell-style-name="ce1"/>
        <table:table-column table:style-name="co10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F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9:16:05.7048676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8T09:48:36.648356951</dc:date>
    <dc:creator>Germán Ramírez</dc:creator>
    <meta:editing-duration>PT22H21M27S</meta:editing-duration>
    <meta:editing-cycles>17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00" meta:object-count="0"/>
  </office:meta>
</office:document-meta>
</file>